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olar_min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float" office:value="11416.6145587349" calcext:value-type="float">
            <text:p>11416.6145587349</text:p>
          </table:table-cell>
          <table:table-cell office:value-type="float" office:value="594.118869645376" calcext:value-type="float">
            <text:p>594.118869645376</text:p>
          </table:table-cell>
          <table:table-cell table:number-columns-repeated="1022"/>
        </table:table-row>
        <table:table-row table:style-name="ro1">
          <table:table-cell office:value-type="float" office:value="13500.9129594231" calcext:value-type="float">
            <text:p>13500.9129594231</text:p>
          </table:table-cell>
          <table:table-cell office:value-type="float" office:value="588.734842983209" calcext:value-type="float">
            <text:p>588.734842983209</text:p>
          </table:table-cell>
          <table:table-cell table:number-columns-repeated="1022"/>
        </table:table-row>
        <table:table-row table:style-name="ro1">
          <table:table-cell office:value-type="float" office:value="15965.7357091434" calcext:value-type="float">
            <text:p>15965.7357091434</text:p>
          </table:table-cell>
          <table:table-cell office:value-type="float" office:value="583.184300032521" calcext:value-type="float">
            <text:p>583.184300032521</text:p>
          </table:table-cell>
          <table:table-cell table:number-columns-repeated="1022"/>
        </table:table-row>
        <table:table-row table:style-name="ro1">
          <table:table-cell office:value-type="float" office:value="18880.5540410734" calcext:value-type="float">
            <text:p>18880.5540410734</text:p>
          </table:table-cell>
          <table:table-cell office:value-type="float" office:value="577.800273370353" calcext:value-type="float">
            <text:p>577.800273370353</text:p>
          </table:table-cell>
          <table:table-cell table:number-columns-repeated="1022"/>
        </table:table-row>
        <table:table-row table:style-name="ro1">
          <table:table-cell office:value-type="float" office:value="22327.5223511149" calcext:value-type="float">
            <text:p>22327.5223511149</text:p>
          </table:table-cell>
          <table:table-cell office:value-type="float" office:value="572.305235849172" calcext:value-type="float">
            <text:p>572.305235849172</text:p>
          </table:table-cell>
          <table:table-cell table:number-columns-repeated="1022"/>
        </table:table-row>
        <table:table-row table:style-name="ro1">
          <table:table-cell office:value-type="float" office:value="26403.793726341" calcext:value-type="float">
            <text:p>26403.793726341</text:p>
          </table:table-cell>
          <table:table-cell office:value-type="float" office:value="566.64368203947" calcext:value-type="float">
            <text:p>566.64368203947</text:p>
          </table:table-cell>
          <table:table-cell table:number-columns-repeated="1022"/>
        </table:table-row>
        <table:table-row table:style-name="ro1">
          <table:table-cell office:value-type="float" office:value="31224.258212795" calcext:value-type="float">
            <text:p>31224.258212795</text:p>
          </table:table-cell>
          <table:table-cell office:value-type="float" office:value="561.315160806809" calcext:value-type="float">
            <text:p>561.315160806809</text:p>
          </table:table-cell>
          <table:table-cell table:number-columns-repeated="1022"/>
        </table:table-row>
        <table:table-row table:style-name="ro1">
          <table:table-cell office:value-type="float" office:value="36924.7810009463" calcext:value-type="float">
            <text:p>36924.7810009463</text:p>
          </table:table-cell>
          <table:table-cell office:value-type="float" office:value="555.875628715135" calcext:value-type="float">
            <text:p>555.875628715135</text:p>
          </table:table-cell>
          <table:table-cell table:number-columns-repeated="1022"/>
        </table:table-row>
        <table:table-row table:style-name="ro1">
          <table:table-cell office:value-type="float" office:value="43666.0317973264" calcext:value-type="float">
            <text:p>43666.0317973264</text:p>
          </table:table-cell>
          <table:table-cell office:value-type="float" office:value="550.43609662346" calcext:value-type="float">
            <text:p>550.43609662346</text:p>
          </table:table-cell>
          <table:table-cell table:number-columns-repeated="1022"/>
        </table:table-row>
        <table:table-row table:style-name="ro1">
          <table:table-cell office:value-type="float" office:value="51638.0133135051" calcext:value-type="float">
            <text:p>51638.0133135051</text:p>
          </table:table-cell>
          <table:table-cell office:value-type="float" office:value="544.774542813758" calcext:value-type="float">
            <text:p>544.774542813758</text:p>
          </table:table-cell>
          <table:table-cell table:number-columns-repeated="1022"/>
        </table:table-row>
        <table:table-row table:style-name="ro1">
          <table:table-cell office:value-type="float" office:value="61065.4165082385" calcext:value-type="float">
            <text:p>61065.4165082385</text:p>
          </table:table-cell>
          <table:table-cell office:value-type="float" office:value="539.279505292577" calcext:value-type="float">
            <text:p>539.279505292577</text:p>
          </table:table-cell>
          <table:table-cell table:number-columns-repeated="1022"/>
        </table:table-row>
        <table:table-row table:style-name="ro1">
          <table:table-cell office:value-type="float" office:value="72213.9535207372" calcext:value-type="float">
            <text:p>72213.9535207372</text:p>
          </table:table-cell>
          <table:table-cell office:value-type="float" office:value="533.784467771396" calcext:value-type="float">
            <text:p>533.784467771396</text:p>
          </table:table-cell>
          <table:table-cell table:number-columns-repeated="1022"/>
        </table:table-row>
        <table:table-row table:style-name="ro1">
          <table:table-cell office:value-type="float" office:value="85397.8467892971" calcext:value-type="float">
            <text:p>85397.8467892971</text:p>
          </table:table-cell>
          <table:table-cell office:value-type="float" office:value="528.344935679721" calcext:value-type="float">
            <text:p>528.344935679721</text:p>
          </table:table-cell>
          <table:table-cell table:number-columns-repeated="1022"/>
        </table:table-row>
        <table:table-row table:style-name="ro1">
          <table:table-cell office:value-type="float" office:value="100988.685436729" calcext:value-type="float">
            <text:p>100988.685436729</text:p>
          </table:table-cell>
          <table:table-cell office:value-type="float" office:value="523.016414447061" calcext:value-type="float">
            <text:p>523.016414447061</text:p>
          </table:table-cell>
          <table:table-cell table:number-columns-repeated="1022"/>
        </table:table-row>
        <table:table-row table:style-name="ro1">
          <table:table-cell office:value-type="float" office:value="119425.898540533" calcext:value-type="float">
            <text:p>119425.898540533</text:p>
          </table:table-cell>
          <table:table-cell office:value-type="float" office:value="517.354860637359" calcext:value-type="float">
            <text:p>517.354860637359</text:p>
          </table:table-cell>
          <table:table-cell table:number-columns-repeated="1022"/>
        </table:table-row>
        <table:table-row table:style-name="ro1">
          <table:table-cell office:value-type="float" office:value="141229.140477815" calcext:value-type="float">
            <text:p>141229.140477815</text:p>
          </table:table-cell>
          <table:table-cell office:value-type="float" office:value="511.859823116177" calcext:value-type="float">
            <text:p>511.859823116177</text:p>
          </table:table-cell>
          <table:table-cell table:number-columns-repeated="1022"/>
        </table:table-row>
        <table:table-row table:style-name="ro1">
          <table:table-cell office:value-type="float" office:value="167012.937426909" calcext:value-type="float">
            <text:p>167012.937426909</text:p>
          </table:table-cell>
          <table:table-cell office:value-type="float" office:value="506.47579645401" calcext:value-type="float">
            <text:p>506.47579645401</text:p>
          </table:table-cell>
          <table:table-cell table:number-columns-repeated="1022"/>
        </table:table-row>
        <table:table-row table:style-name="ro1">
          <table:table-cell office:value-type="float" office:value="197504.007838568" calcext:value-type="float">
            <text:p>197504.007838568</text:p>
          </table:table-cell>
          <table:table-cell office:value-type="float" office:value="500.925253503322" calcext:value-type="float">
            <text:p>500.925253503322</text:p>
          </table:table-cell>
          <table:table-cell table:number-columns-repeated="1022"/>
        </table:table-row>
        <table:table-row table:style-name="ro1">
          <table:table-cell office:value-type="float" office:value="233561.745055639" calcext:value-type="float">
            <text:p>233561.745055639</text:p>
          </table:table-cell>
          <table:table-cell office:value-type="float" office:value="495.374710552634" calcext:value-type="float">
            <text:p>495.374710552634</text:p>
          </table:table-cell>
          <table:table-cell table:number-columns-repeated="1022"/>
        </table:table-row>
        <table:table-row table:style-name="ro1">
          <table:table-cell office:value-type="float" office:value="276202.439385551" calcext:value-type="float">
            <text:p>276202.439385551</text:p>
          </table:table-cell>
          <table:table-cell office:value-type="float" office:value="489.935178460959" calcext:value-type="float">
            <text:p>489.935178460959</text:p>
          </table:table-cell>
          <table:table-cell table:number-columns-repeated="1022"/>
        </table:table-row>
        <table:table-row table:style-name="ro1">
          <table:table-cell office:value-type="float" office:value="326627.922326729" calcext:value-type="float">
            <text:p>326627.922326729</text:p>
          </table:table-cell>
          <table:table-cell office:value-type="float" office:value="484.329130080764" calcext:value-type="float">
            <text:p>484.329130080764</text:p>
          </table:table-cell>
          <table:table-cell table:number-columns-repeated="1022"/>
        </table:table-row>
        <table:table-row table:style-name="ro1">
          <table:table-cell office:value-type="float" office:value="386259.440288844" calcext:value-type="float">
            <text:p>386259.440288844</text:p>
          </table:table-cell>
          <table:table-cell office:value-type="float" office:value="478.945103418596" calcext:value-type="float">
            <text:p>478.945103418596</text:p>
          </table:table-cell>
          <table:table-cell table:number-columns-repeated="1022"/>
        </table:table-row>
        <table:table-row table:style-name="ro1">
          <table:table-cell office:value-type="float" office:value="456777.712540474" calcext:value-type="float">
            <text:p>456777.712540474</text:p>
          </table:table-cell>
          <table:table-cell office:value-type="float" office:value="473.450065897415" calcext:value-type="float">
            <text:p>473.450065897415</text:p>
          </table:table-cell>
          <table:table-cell table:number-columns-repeated="1022"/>
        </table:table-row>
        <table:table-row table:style-name="ro1">
          <table:table-cell office:value-type="float" office:value="540170.302420785" calcext:value-type="float">
            <text:p>540170.302420785</text:p>
          </table:table-cell>
          <table:table-cell office:value-type="float" office:value="468.010533805741" calcext:value-type="float">
            <text:p>468.010533805741</text:p>
          </table:table-cell>
          <table:table-cell table:number-columns-repeated="1022"/>
        </table:table-row>
        <table:table-row table:style-name="ro1">
          <table:table-cell office:value-type="float" office:value="638787.636976722" calcext:value-type="float">
            <text:p>638787.636976722</text:p>
          </table:table-cell>
          <table:table-cell office:value-type="float" office:value="462.51549628456" calcext:value-type="float">
            <text:p>462.51549628456</text:p>
          </table:table-cell>
          <table:table-cell table:number-columns-repeated="1022"/>
        </table:table-row>
        <table:table-row table:style-name="ro1">
          <table:table-cell office:value-type="float" office:value="755409.253943842" calcext:value-type="float">
            <text:p>755409.253943842</text:p>
          </table:table-cell>
          <table:table-cell office:value-type="float" office:value="457.075964192885" calcext:value-type="float">
            <text:p>457.075964192885</text:p>
          </table:table-cell>
          <table:table-cell table:number-columns-repeated="1022"/>
        </table:table-row>
        <table:table-row table:style-name="ro1">
          <table:table-cell office:value-type="float" office:value="893322.143247407" calcext:value-type="float">
            <text:p>893322.143247407</text:p>
          </table:table-cell>
          <table:table-cell office:value-type="float" office:value="451.525421242197" calcext:value-type="float">
            <text:p>451.525421242197</text:p>
          </table:table-cell>
          <table:table-cell table:number-columns-repeated="1022"/>
        </table:table-row>
        <table:table-row table:style-name="ro1">
          <table:table-cell office:value-type="float" office:value="1056413.39108545" calcext:value-type="float">
            <text:p>1056413.39108545</text:p>
          </table:table-cell>
          <table:table-cell office:value-type="float" office:value="445.974878291509" calcext:value-type="float">
            <text:p>445.974878291509</text:p>
          </table:table-cell>
          <table:table-cell table:number-columns-repeated="1022"/>
        </table:table-row>
        <table:table-row table:style-name="ro1">
          <table:table-cell office:value-type="float" office:value="1249279.73777492" calcext:value-type="float">
            <text:p>1249279.73777492</text:p>
          </table:table-cell>
          <table:table-cell office:value-type="float" office:value="440.590851629341" calcext:value-type="float">
            <text:p>440.590851629341</text:p>
          </table:table-cell>
          <table:table-cell table:number-columns-repeated="1022"/>
        </table:table-row>
        <table:table-row table:style-name="ro1">
          <table:table-cell office:value-type="float" office:value="1477357.13725797" calcext:value-type="float">
            <text:p>1477357.13725797</text:p>
          </table:table-cell>
          <table:table-cell office:value-type="float" office:value="435.09581410816" calcext:value-type="float">
            <text:p>435.09581410816</text:p>
          </table:table-cell>
          <table:table-cell table:number-columns-repeated="1022"/>
        </table:table-row>
        <table:table-row table:style-name="ro1">
          <table:table-cell office:value-type="float" office:value="1747073.9699136" calcext:value-type="float">
            <text:p>1747073.9699136</text:p>
          </table:table-cell>
          <table:table-cell office:value-type="float" office:value="429.378754868951" calcext:value-type="float">
            <text:p>429.378754868951</text:p>
          </table:table-cell>
          <table:table-cell table:number-columns-repeated="1022"/>
        </table:table-row>
        <table:table-row table:style-name="ro1">
          <table:table-cell office:value-type="float" office:value="2066032.2269907" calcext:value-type="float">
            <text:p>2066032.2269907</text:p>
          </table:table-cell>
          <table:table-cell office:value-type="float" office:value="424.161244495304" calcext:value-type="float">
            <text:p>424.161244495304</text:p>
          </table:table-cell>
          <table:table-cell table:number-columns-repeated="1022"/>
        </table:table-row>
        <table:table-row table:style-name="ro1">
          <table:table-cell office:value-type="float" office:value="2443221.77336042" calcext:value-type="float">
            <text:p>2443221.77336042</text:p>
          </table:table-cell>
          <table:table-cell office:value-type="float" office:value="418.610701544616" calcext:value-type="float">
            <text:p>418.610701544616</text:p>
          </table:table-cell>
          <table:table-cell table:number-columns-repeated="1022"/>
        </table:table-row>
        <table:table-row table:style-name="ro1">
          <table:table-cell office:value-type="float" office:value="2889273.72760159" calcext:value-type="float">
            <text:p>2889273.72760159</text:p>
          </table:table-cell>
          <table:table-cell office:value-type="float" office:value="413.171169452941" calcext:value-type="float">
            <text:p>413.171169452941</text:p>
          </table:table-cell>
          <table:table-cell table:number-columns-repeated="1022"/>
        </table:table-row>
        <table:table-row table:style-name="ro1">
          <table:table-cell office:value-type="float" office:value="3416760.10095761" calcext:value-type="float">
            <text:p>3416760.10095761</text:p>
          </table:table-cell>
          <table:table-cell office:value-type="float" office:value="407.67613193176" calcext:value-type="float">
            <text:p>407.67613193176</text:p>
          </table:table-cell>
          <table:table-cell table:number-columns-repeated="1022"/>
        </table:table-row>
        <table:table-row table:style-name="ro1">
          <table:table-cell office:value-type="float" office:value="4040548.14051376" calcext:value-type="float">
            <text:p>4040548.14051376</text:p>
          </table:table-cell>
          <table:table-cell office:value-type="float" office:value="402.125588981072" calcext:value-type="float">
            <text:p>402.125588981072</text:p>
          </table:table-cell>
          <table:table-cell table:number-columns-repeated="1022"/>
        </table:table-row>
        <table:table-row table:style-name="ro1">
          <table:table-cell office:value-type="float" office:value="4778219.36378663" calcext:value-type="float">
            <text:p>4778219.36378663</text:p>
          </table:table-cell>
          <table:table-cell office:value-type="float" office:value="396.575046030384" calcext:value-type="float">
            <text:p>396.575046030384</text:p>
          </table:table-cell>
          <table:table-cell table:number-columns-repeated="1022"/>
        </table:table-row>
        <table:table-row table:style-name="ro1">
          <table:table-cell office:value-type="float" office:value="5650565.09525029" calcext:value-type="float">
            <text:p>5650565.09525029</text:p>
          </table:table-cell>
          <table:table-cell office:value-type="float" office:value="391.135513938709" calcext:value-type="float">
            <text:p>391.135513938709</text:p>
          </table:table-cell>
          <table:table-cell table:number-columns-repeated="1022"/>
        </table:table-row>
        <table:table-row table:style-name="ro1">
          <table:table-cell office:value-type="float" office:value="6682172.47153718" calcext:value-type="float">
            <text:p>6682172.47153718</text:p>
          </table:table-cell>
          <table:table-cell office:value-type="float" office:value="385.695981847035" calcext:value-type="float">
            <text:p>385.695981847035</text:p>
          </table:table-cell>
          <table:table-cell table:number-columns-repeated="1022"/>
        </table:table-row>
        <table:table-row table:style-name="ro1">
          <table:table-cell office:value-type="float" office:value="7902117.43191881" calcext:value-type="float">
            <text:p>7902117.43191881</text:p>
          </table:table-cell>
          <table:table-cell office:value-type="float" office:value="380.145438896347" calcext:value-type="float">
            <text:p>380.145438896347</text:p>
          </table:table-cell>
          <table:table-cell table:number-columns-repeated="1022"/>
        </table:table-row>
        <table:table-row table:style-name="ro1">
          <table:table-cell office:value-type="float" office:value="9344784.22606032" calcext:value-type="float">
            <text:p>9344784.22606032</text:p>
          </table:table-cell>
          <table:table-cell office:value-type="float" office:value="374.483885086645" calcext:value-type="float">
            <text:p>374.483885086645</text:p>
          </table:table-cell>
          <table:table-cell table:number-columns-repeated="1022"/>
        </table:table-row>
        <table:table-row table:style-name="ro1">
          <table:table-cell office:value-type="float" office:value="11050834.5369428" calcext:value-type="float">
            <text:p>11050834.5369428</text:p>
          </table:table-cell>
          <table:table-cell office:value-type="float" office:value="369.210869283491" calcext:value-type="float">
            <text:p>369.210869283491</text:p>
          </table:table-cell>
          <table:table-cell table:number-columns-repeated="1022"/>
        </table:table-row>
        <table:table-row table:style-name="ro1">
          <table:table-cell office:value-type="float" office:value="13068353.5337629" calcext:value-type="float">
            <text:p>13068353.5337629</text:p>
          </table:table-cell>
          <table:table-cell office:value-type="float" office:value="363.71583176231" calcext:value-type="float">
            <text:p>363.71583176231</text:p>
          </table:table-cell>
          <table:table-cell table:number-columns-repeated="1022"/>
        </table:table-row>
        <table:table-row table:style-name="ro1">
          <table:table-cell office:value-type="float" office:value="15454205.1564062" calcext:value-type="float">
            <text:p>15454205.1564062</text:p>
          </table:table-cell>
          <table:table-cell office:value-type="float" office:value="358.331805100142" calcext:value-type="float">
            <text:p>358.331805100142</text:p>
          </table:table-cell>
          <table:table-cell table:number-columns-repeated="1022"/>
        </table:table-row>
        <table:table-row table:style-name="ro1">
          <table:table-cell office:value-type="float" office:value="18275634.8302985" calcext:value-type="float">
            <text:p>18275634.8302985</text:p>
          </table:table-cell>
          <table:table-cell office:value-type="float" office:value="352.836767578961" calcext:value-type="float">
            <text:p>352.836767578961</text:p>
          </table:table-cell>
          <table:table-cell table:number-columns-repeated="1022"/>
        </table:table-row>
        <table:table-row table:style-name="ro1">
          <table:table-cell office:value-type="float" office:value="21612164.7842865" calcext:value-type="float">
            <text:p>21612164.7842865</text:p>
          </table:table-cell>
          <table:table-cell office:value-type="float" office:value="347.286224628272" calcext:value-type="float">
            <text:p>347.286224628272</text:p>
          </table:table-cell>
          <table:table-cell table:number-columns-repeated="1022"/>
        </table:table-row>
        <table:table-row table:style-name="ro1">
          <table:table-cell office:value-type="float" office:value="25557835.3912384" calcext:value-type="float">
            <text:p>25557835.3912384</text:p>
          </table:table-cell>
          <table:table-cell office:value-type="float" office:value="341.735681677584" calcext:value-type="float">
            <text:p>341.735681677584</text:p>
          </table:table-cell>
          <table:table-cell table:number-columns-repeated="1022"/>
        </table:table-row>
        <table:table-row table:style-name="ro1">
          <table:table-cell office:value-type="float" office:value="30223855.703736" calcext:value-type="float">
            <text:p>30223855.703736</text:p>
          </table:table-cell>
          <table:table-cell office:value-type="float" office:value="336.240644156403" calcext:value-type="float">
            <text:p>336.240644156403</text:p>
          </table:table-cell>
          <table:table-cell table:number-columns-repeated="1022"/>
        </table:table-row>
        <table:table-row table:style-name="ro1">
          <table:table-cell office:value-type="float" office:value="35741737.8904244" calcext:value-type="float">
            <text:p>35741737.8904244</text:p>
          </table:table-cell>
          <table:table-cell office:value-type="float" office:value="330.801112064728" calcext:value-type="float">
            <text:p>330.801112064728</text:p>
          </table:table-cell>
          <table:table-cell table:number-columns-repeated="1022"/>
        </table:table-row>
        <table:table-row table:style-name="ro1">
          <table:table-cell office:value-type="float" office:value="42267003.9173687" calcext:value-type="float">
            <text:p>42267003.9173687</text:p>
          </table:table-cell>
          <table:table-cell office:value-type="float" office:value="325.361579973054" calcext:value-type="float">
            <text:p>325.361579973054</text:p>
          </table:table-cell>
          <table:table-cell table:number-columns-repeated="1022"/>
        </table:table-row>
        <table:table-row table:style-name="ro1">
          <table:table-cell office:value-type="float" office:value="49983568.9475381" calcext:value-type="float">
            <text:p>49983568.9475381</text:p>
          </table:table-cell>
          <table:table-cell office:value-type="float" office:value="319.700026163352" calcext:value-type="float">
            <text:p>319.700026163352</text:p>
          </table:table-cell>
          <table:table-cell table:number-columns-repeated="1022"/>
        </table:table-row>
        <table:table-row table:style-name="ro1">
          <table:table-cell office:value-type="float" office:value="59108925.0048938" calcext:value-type="float">
            <text:p>59108925.0048938</text:p>
          </table:table-cell>
          <table:table-cell office:value-type="float" office:value="314.260494071678" calcext:value-type="float">
            <text:p>314.260494071678</text:p>
          </table:table-cell>
          <table:table-cell table:number-columns-repeated="1022"/>
        </table:table-row>
        <table:table-row table:style-name="ro1">
          <table:table-cell office:value-type="float" office:value="69900271.0050828" calcext:value-type="float">
            <text:p>69900271.0050828</text:p>
          </table:table-cell>
          <table:table-cell office:value-type="float" office:value="308.931972839017" calcext:value-type="float">
            <text:p>308.931972839017</text:p>
          </table:table-cell>
          <table:table-cell table:number-columns-repeated="1022"/>
        </table:table-row>
        <table:table-row table:style-name="ro1">
          <table:table-cell office:value-type="float" office:value="82661761.9281604" calcext:value-type="float">
            <text:p>82661761.9281604</text:p>
          </table:table-cell>
          <table:table-cell office:value-type="float" office:value="303.492440747343" calcext:value-type="float">
            <text:p>303.492440747343</text:p>
          </table:table-cell>
          <table:table-cell table:number-columns-repeated="1022"/>
        </table:table-row>
        <table:table-row table:style-name="ro1">
          <table:table-cell office:value-type="float" office:value="97753081.4518733" calcext:value-type="float">
            <text:p>97753081.4518733</text:p>
          </table:table-cell>
          <table:table-cell office:value-type="float" office:value="297.941897796654" calcext:value-type="float">
            <text:p>297.941897796654</text:p>
          </table:table-cell>
          <table:table-cell table:number-columns-repeated="1022"/>
        </table:table-row>
        <table:table-row table:style-name="ro1">
          <table:table-cell office:value-type="float" office:value="115599579.665882" calcext:value-type="float">
            <text:p>115599579.665882</text:p>
          </table:table-cell>
          <table:table-cell office:value-type="float" office:value="292.335849416459" calcext:value-type="float">
            <text:p>292.335849416459</text:p>
          </table:table-cell>
          <table:table-cell table:number-columns-repeated="1022"/>
        </table:table-row>
        <table:table-row table:style-name="ro1">
          <table:table-cell office:value-type="float" office:value="136704261.599239" calcext:value-type="float">
            <text:p>136704261.599239</text:p>
          </table:table-cell>
          <table:table-cell office:value-type="float" office:value="286.840811895278" calcext:value-type="float">
            <text:p>286.840811895278</text:p>
          </table:table-cell>
          <table:table-cell table:number-columns-repeated="1022"/>
        </table:table-row>
        <table:table-row table:style-name="ro1">
          <table:table-cell office:value-type="float" office:value="161661964.458759" calcext:value-type="float">
            <text:p>161661964.458759</text:p>
          </table:table-cell>
          <table:table-cell office:value-type="float" office:value="281.29026894459" calcext:value-type="float">
            <text:p>281.29026894459</text:p>
          </table:table-cell>
          <table:table-cell table:number-columns-repeated="1022"/>
        </table:table-row>
        <table:table-row table:style-name="ro1">
          <table:table-cell office:value-type="float" office:value="191176123.164915" calcext:value-type="float">
            <text:p>191176123.164915</text:p>
          </table:table-cell>
          <table:table-cell office:value-type="float" office:value="275.906242282422" calcext:value-type="float">
            <text:p>275.906242282422</text:p>
          </table:table-cell>
          <table:table-cell table:number-columns-repeated="1022"/>
        </table:table-row>
        <table:table-row table:style-name="ro1">
          <table:table-cell office:value-type="float" office:value="226078596.723291" calcext:value-type="float">
            <text:p>226078596.723291</text:p>
          </table:table-cell>
          <table:table-cell office:value-type="float" office:value="270.466710190748" calcext:value-type="float">
            <text:p>270.466710190748</text:p>
          </table:table-cell>
          <table:table-cell table:number-columns-repeated="1022"/>
        </table:table-row>
        <table:table-row table:style-name="ro1">
          <table:table-cell office:value-type="float" office:value="267353114.239492" calcext:value-type="float">
            <text:p>267353114.239492</text:p>
          </table:table-cell>
          <table:table-cell office:value-type="float" office:value="264.805156381046" calcext:value-type="float">
            <text:p>264.805156381046</text:p>
          </table:table-cell>
          <table:table-cell table:number-columns-repeated="1022"/>
        </table:table-row>
        <table:table-row table:style-name="ro1">
          <table:table-cell office:value-type="float" office:value="316163001.405389" calcext:value-type="float">
            <text:p>316163001.405389</text:p>
          </table:table-cell>
          <table:table-cell office:value-type="float" office:value="259.532140577892" calcext:value-type="float">
            <text:p>259.532140577892</text:p>
          </table:table-cell>
          <table:table-cell table:number-columns-repeated="1022"/>
        </table:table-row>
        <table:table-row table:style-name="ro1">
          <table:table-cell office:value-type="float" office:value="373883968.930029" calcext:value-type="float">
            <text:p>373883968.930029</text:p>
          </table:table-cell>
          <table:table-cell office:value-type="float" office:value="254.148113915725" calcext:value-type="float">
            <text:p>254.148113915725</text:p>
          </table:table-cell>
          <table:table-cell table:number-columns-repeated="1022"/>
        </table:table-row>
        <table:table-row table:style-name="ro1">
          <table:table-cell office:value-type="float" office:value="442142887.059802" calcext:value-type="float">
            <text:p>442142887.059802</text:p>
          </table:table-cell>
          <table:table-cell office:value-type="float" office:value="248.54206553553" calcext:value-type="float">
            <text:p>248.54206553553</text:p>
          </table:table-cell>
          <table:table-cell table:number-columns-repeated="1022"/>
        </table:table-row>
        <table:table-row table:style-name="ro1">
          <table:table-cell office:value-type="float" office:value="522863639.050973" calcext:value-type="float">
            <text:p>522863639.050973</text:p>
          </table:table-cell>
          <table:table-cell office:value-type="float" office:value="243.047028014348" calcext:value-type="float">
            <text:p>243.047028014348</text:p>
          </table:table-cell>
          <table:table-cell table:number-columns-repeated="1022"/>
        </table:table-row>
        <table:table-row table:style-name="ro1">
          <table:table-cell office:value-type="float" office:value="618321345.978476" calcext:value-type="float">
            <text:p>618321345.978476</text:p>
          </table:table-cell>
          <table:table-cell office:value-type="float" office:value="237.49648506366" calcext:value-type="float">
            <text:p>237.49648506366</text:p>
          </table:table-cell>
          <table:table-cell table:number-columns-repeated="1022"/>
        </table:table-row>
        <table:table-row table:style-name="ro1">
          <table:table-cell office:value-type="float" office:value="731206491.211687" calcext:value-type="float">
            <text:p>731206491.211687</text:p>
          </table:table-cell>
          <table:table-cell office:value-type="float" office:value="231.945942112972" calcext:value-type="float">
            <text:p>231.945942112972</text:p>
          </table:table-cell>
          <table:table-cell table:number-columns-repeated="1022"/>
        </table:table-row>
        <table:table-row table:style-name="ro1">
          <table:table-cell office:value-type="float" office:value="864700751.910834" calcext:value-type="float">
            <text:p>864700751.910834</text:p>
          </table:table-cell>
          <table:table-cell office:value-type="float" office:value="226.506410021297" calcext:value-type="float">
            <text:p>226.506410021297</text:p>
          </table:table-cell>
          <table:table-cell table:number-columns-repeated="1022"/>
        </table:table-row>
        <table:table-row table:style-name="ro1">
          <table:table-cell office:value-type="float" office:value="1022566674.86106" calcext:value-type="float">
            <text:p>1022566674.86106</text:p>
          </table:table-cell>
          <table:table-cell office:value-type="float" office:value="221.12238335913" calcext:value-type="float">
            <text:p>221.12238335913</text:p>
          </table:table-cell>
          <table:table-cell table:number-columns-repeated="1022"/>
        </table:table-row>
        <table:table-row table:style-name="ro1">
          <table:table-cell office:value-type="float" office:value="1209253724.16495" calcext:value-type="float">
            <text:p>1209253724.16495</text:p>
          </table:table-cell>
          <table:table-cell office:value-type="float" office:value="215.516334978935" calcext:value-type="float">
            <text:p>215.516334978935</text:p>
          </table:table-cell>
          <table:table-cell table:number-columns-repeated="1022"/>
        </table:table-row>
        <table:table-row table:style-name="ro1">
          <table:table-cell office:value-type="float" office:value="1430023689.75645" calcext:value-type="float">
            <text:p>1430023689.75645</text:p>
          </table:table-cell>
          <table:table-cell office:value-type="float" office:value="210.07680288726" calcext:value-type="float">
            <text:p>210.07680288726</text:p>
          </table:table-cell>
          <table:table-cell table:number-columns-repeated="1022"/>
        </table:table-row>
        <table:table-row table:style-name="ro1">
          <table:table-cell office:value-type="float" office:value="1691098991.38563" calcext:value-type="float">
            <text:p>1691098991.38563</text:p>
          </table:table-cell>
          <table:table-cell office:value-type="float" office:value="204.692776225093" calcext:value-type="float">
            <text:p>204.692776225093</text:p>
          </table:table-cell>
          <table:table-cell table:number-columns-repeated="1022"/>
        </table:table-row>
        <table:table-row table:style-name="ro1">
          <table:table-cell office:value-type="float" office:value="1999838058.03422" calcext:value-type="float">
            <text:p>1999838058.03422</text:p>
          </table:table-cell>
          <table:table-cell office:value-type="float" office:value="199.308749562925" calcext:value-type="float">
            <text:p>199.308749562925</text:p>
          </table:table-cell>
          <table:table-cell table:number-columns-repeated="1022"/>
        </table:table-row>
        <table:table-row table:style-name="ro1">
          <table:table-cell office:value-type="float" office:value="2364942725.8455" calcext:value-type="float">
            <text:p>2364942725.8455</text:p>
          </table:table-cell>
          <table:table-cell office:value-type="float" office:value="194.701798913854" calcext:value-type="float">
            <text:p>194.701798913854</text:p>
          </table:table-cell>
          <table:table-cell table:number-columns-repeated="1022"/>
        </table:table-row>
        <table:table-row table:style-name="ro1">
          <table:table-cell office:value-type="float" office:value="2796703500.09602" calcext:value-type="float">
            <text:p>2796703500.09602</text:p>
          </table:table-cell>
          <table:table-cell office:value-type="float" office:value="189.706310258235" calcext:value-type="float">
            <text:p>189.706310258235</text:p>
          </table:table-cell>
          <table:table-cell table:number-columns-repeated="1022"/>
        </table:table-row>
        <table:table-row table:style-name="ro1">
          <table:table-cell office:value-type="float" office:value="3307289593.93849" calcext:value-type="float">
            <text:p>3307289593.93849</text:p>
          </table:table-cell>
          <table:table-cell office:value-type="float" office:value="185.043854179657" calcext:value-type="float">
            <text:p>185.043854179657</text:p>
          </table:table-cell>
          <table:table-cell table:number-columns-repeated="1022"/>
        </table:table-row>
        <table:table-row table:style-name="ro1">
          <table:table-cell office:value-type="float" office:value="3911091918.68149" calcext:value-type="float">
            <text:p>3911091918.68149</text:p>
          </table:table-cell>
          <table:table-cell office:value-type="float" office:value="180.825441537134" calcext:value-type="float">
            <text:p>180.825441537134</text:p>
          </table:table-cell>
          <table:table-cell table:number-columns-repeated="1022"/>
        </table:table-row>
        <table:table-row table:style-name="ro1">
          <table:table-cell office:value-type="float" office:value="4625128692.81569" calcext:value-type="float">
            <text:p>4625128692.81569</text:p>
          </table:table-cell>
          <table:table-cell office:value-type="float" office:value="176.107480029049" calcext:value-type="float">
            <text:p>176.107480029049</text:p>
          </table:table-cell>
          <table:table-cell table:number-columns-repeated="1022"/>
        </table:table-row>
        <table:table-row table:style-name="ro1">
          <table:table-cell office:value-type="float" office:value="5469525101.91033" calcext:value-type="float">
            <text:p>5469525101.91033</text:p>
          </table:table-cell>
          <table:table-cell office:value-type="float" office:value="171.223002232443" calcext:value-type="float">
            <text:p>171.223002232443</text:p>
          </table:table-cell>
          <table:table-cell table:number-columns-repeated="1022"/>
        </table:table-row>
        <table:table-row table:style-name="ro1">
          <table:table-cell office:value-type="float" office:value="6468080528.63392" calcext:value-type="float">
            <text:p>6468080528.63392</text:p>
          </table:table-cell>
          <table:table-cell office:value-type="float" office:value="166.727062442386" calcext:value-type="float">
            <text:p>166.727062442386</text:p>
          </table:table-cell>
          <table:table-cell table:number-columns-repeated="1022"/>
        </table:table-row>
        <table:table-row table:style-name="ro1">
          <table:table-cell office:value-type="float" office:value="7648939340.32427" calcext:value-type="float">
            <text:p>7648939340.32427</text:p>
          </table:table-cell>
          <table:table-cell office:value-type="float" office:value="162.286628081835" calcext:value-type="float">
            <text:p>162.286628081835</text:p>
          </table:table-cell>
          <table:table-cell table:number-columns-repeated="1022"/>
        </table:table-row>
        <table:table-row table:style-name="ro1">
          <table:table-cell office:value-type="float" office:value="9045384140.3111" calcext:value-type="float">
            <text:p>9045384140.3111</text:p>
          </table:table-cell>
          <table:table-cell office:value-type="float" office:value="157.624172003257" calcext:value-type="float">
            <text:p>157.624172003257</text:p>
          </table:table-cell>
          <table:table-cell table:number-columns-repeated="1022"/>
        </table:table-row>
        <table:table-row table:style-name="ro1">
          <table:table-cell office:value-type="float" office:value="10696773840.8451" calcext:value-type="float">
            <text:p>10696773840.8451</text:p>
          </table:table-cell>
          <table:table-cell office:value-type="float" office:value="152.850705065665" calcext:value-type="float">
            <text:p>152.850705065665</text:p>
          </table:table-cell>
          <table:table-cell table:number-columns-repeated="1022"/>
        </table:table-row>
        <table:table-row table:style-name="ro1">
          <table:table-cell office:value-type="float" office:value="12649652997.297" calcext:value-type="float">
            <text:p>12649652997.297</text:p>
          </table:table-cell>
          <table:table-cell office:value-type="float" office:value="148.687797852649" calcext:value-type="float">
            <text:p>148.687797852649</text:p>
          </table:table-cell>
          <table:table-cell table:number-columns-repeated="1022"/>
        </table:table-row>
        <table:table-row table:style-name="ro1">
          <table:table-cell office:value-type="float" office:value="14959063670.3021" calcext:value-type="float">
            <text:p>14959063670.3021</text:p>
          </table:table-cell>
          <table:table-cell office:value-type="float" office:value="145.357472082236" calcext:value-type="float">
            <text:p>145.357472082236</text:p>
          </table:table-cell>
          <table:table-cell table:number-columns-repeated="1022"/>
        </table:table-row>
        <table:table-row table:style-name="ro1">
          <table:table-cell office:value-type="float" office:value="17690096790.7948" calcext:value-type="float">
            <text:p>17690096790.7948</text:p>
          </table:table-cell>
          <table:table-cell office:value-type="float" office:value="141.916135452809" calcext:value-type="float">
            <text:p>141.916135452809</text:p>
          </table:table-cell>
          <table:table-cell table:number-columns-repeated="1022"/>
        </table:table-row>
        <table:table-row table:style-name="ro1">
          <table:table-cell office:value-type="float" office:value="21169241943.4592" calcext:value-type="float">
            <text:p>21169241943.4592</text:p>
          </table:table-cell>
          <table:table-cell office:value-type="float" office:value="137.981417227766" calcext:value-type="float">
            <text:p>137.981417227766</text:p>
          </table:table-cell>
          <table:table-cell table:number-columns-repeated="1022"/>
        </table:table-row>
        <table:table-row table:style-name="ro1">
          <table:table-cell office:value-type="float" office:value="24865010586.2951" calcext:value-type="float">
            <text:p>24865010586.2951</text:p>
          </table:table-cell>
          <table:table-cell office:value-type="float" office:value="134.453738819106" calcext:value-type="float">
            <text:p>134.453738819106</text:p>
          </table:table-cell>
          <table:table-cell table:number-columns-repeated="1022"/>
        </table:table-row>
        <table:table-row table:style-name="ro1">
          <table:table-cell office:value-type="float" office:value="29255505363.0043" calcext:value-type="float">
            <text:p>29255505363.0043</text:p>
          </table:table-cell>
          <table:table-cell office:value-type="float" office:value="132.369201577626" calcext:value-type="float">
            <text:p>132.369201577626</text:p>
          </table:table-cell>
          <table:table-cell table:number-columns-repeated="1022"/>
        </table:table-row>
        <table:table-row table:style-name="ro1">
          <table:table-cell office:value-type="float" office:value="34649379026.5921" calcext:value-type="float">
            <text:p>34649379026.5921</text:p>
          </table:table-cell>
          <table:table-cell office:value-type="float" office:value="128.361709567229" calcext:value-type="float">
            <text:p>128.361709567229</text:p>
          </table:table-cell>
          <table:table-cell table:number-columns-repeated="1022"/>
        </table:table-row>
        <table:table-row table:style-name="ro1">
          <table:table-cell office:value-type="float" office:value="40912799872.5144" calcext:value-type="float">
            <text:p>40912799872.5144</text:p>
          </table:table-cell>
          <table:table-cell office:value-type="float" office:value="125.653044607293" calcext:value-type="float">
            <text:p>125.653044607293</text:p>
          </table:table-cell>
          <table:table-cell table:number-columns-repeated="1022"/>
        </table:table-row>
        <table:table-row table:style-name="ro1">
          <table:table-cell office:value-type="float" office:value="48382131775.0019" calcext:value-type="float">
            <text:p>48382131775.0019</text:p>
          </table:table-cell>
          <table:table-cell office:value-type="float" office:value="122.378224266387" calcext:value-type="float">
            <text:p>122.378224266387</text:p>
          </table:table-cell>
          <table:table-cell table:number-columns-repeated="1022"/>
        </table:table-row>
        <table:table-row table:style-name="ro1">
          <table:table-cell office:value-type="float" office:value="57215118065.4406" calcext:value-type="float">
            <text:p>57215118065.4406</text:p>
          </table:table-cell>
          <table:table-cell office:value-type="float" office:value="118.825876777947" calcext:value-type="float">
            <text:p>118.825876777947</text:p>
          </table:table-cell>
          <table:table-cell table:number-columns-repeated="1022"/>
        </table:table-row>
        <table:table-row table:style-name="ro1">
          <table:table-cell office:value-type="float" office:value="67660717193.4012" calcext:value-type="float">
            <text:p>67660717193.4012</text:p>
          </table:table-cell>
          <table:table-cell office:value-type="float" office:value="116.300379735383" calcext:value-type="float">
            <text:p>116.300379735383</text:p>
          </table:table-cell>
          <table:table-cell table:number-columns-repeated="1022"/>
        </table:table-row>
        <table:table-row table:style-name="ro1">
          <table:table-cell office:value-type="float" office:value="80013339234.734" calcext:value-type="float">
            <text:p>80013339234.734</text:p>
          </table:table-cell>
          <table:table-cell office:value-type="float" office:value="112.775784961696" calcext:value-type="float">
            <text:p>112.775784961696</text:p>
          </table:table-cell>
          <table:table-cell table:number-columns-repeated="1022"/>
        </table:table-row>
        <table:table-row table:style-name="ro1">
          <table:table-cell office:value-type="float" office:value="90391295848.4026" calcext:value-type="float">
            <text:p>90391295848.4026</text:p>
          </table:table-cell>
          <table:table-cell office:value-type="float" office:value="110.289141719788" calcext:value-type="float">
            <text:p>110.289141719788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25T01:30:45.855254241</dc:date>
    <meta:editing-duration>PT3M48S</meta:editing-duration>
    <meta:editing-cycles>1</meta:editing-cycles>
    <meta:document-statistic meta:table-count="1" meta:cell-count="192" meta:object-count="0"/>
  </office:meta>
</office:document-meta>
</file>